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0C61BCEAC62EA77147F.png" manifest:media-type="image/png"/>
  <manifest:file-entry manifest:full-path="Pictures/10000001000001B40000036BCEF92EF1D896639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0.148cm" svg:y="0.062cm" svg:width="7.408cm" svg:height="5.239cm" draw:z-index="0"><draw:image xlink:href="Pictures/1000000100000118000000C61BCEAC62EA77147F.png" xlink:type="simple" xlink:show="embed" xlink:actuate="onLoad" draw:mime-type="image/png"/></draw:frame><draw:frame draw:style-name="fr1" draw:name="Image2" text:anchor-type="char" svg:x="-0.503cm" svg:y="0.026cm" svg:width="10.421cm" svg:height="20.913cm" draw:z-index="1"><draw:image xlink:href="Pictures/10000001000001B40000036BCEF92EF1D89663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4T15:57:49.882000000</meta:creation-date>
    <dc:date>2023-05-04T15:59:03.453000000</dc:date>
    <meta:editing-duration>PT1M1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2.4.1$Windows_X86_64 LibreOffice_project/27d75539669ac387bb498e35313b970b7fe9c4f9</meta:generator>
  </office:meta>
</office:document-meta>
</file>